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dca2a" officeooo:paragraph-rsid="000f06a1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f06a1" officeooo:paragraph-rsid="000f06a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01fdb" officeooo:paragraph-rsid="00101fd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01fdb" officeooo:paragraph-rsid="0010b27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01fdb" officeooo:paragraph-rsid="0010ce2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5pt" style:text-underline-style="solid" style:text-underline-width="auto" style:text-underline-color="font-color" fo:font-weight="bold" officeooo:rsid="000f06a1" officeooo:paragraph-rsid="000f06a1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5pt" style:text-underline-style="solid" style:text-underline-width="auto" style:text-underline-color="font-color" fo:font-weight="bold" officeooo:rsid="00101fdb" officeooo:paragraph-rsid="00101fdb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" fo:font-size="15pt" style:text-underline-style="solid" style:text-underline-width="auto" style:text-underline-color="font-color" fo:font-weight="bold" officeooo:rsid="00101fdb" officeooo:paragraph-rsid="0010b274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5pt" style:text-underline-style="solid" style:text-underline-width="auto" style:text-underline-color="font-color" fo:font-weight="bold" officeooo:rsid="00101fdb" officeooo:paragraph-rsid="0010ce2a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b2b2b2" style:font-name="Ubuntu" fo:font-size="12pt" style:text-underline-style="none" fo:font-weight="normal" officeooo:rsid="00101fdb" officeooo:paragraph-rsid="00101fd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5pt" style:text-underline-style="solid" style:text-underline-width="auto" style:text-underline-color="font-color" fo:font-weight="bold" officeooo:rsid="000f06a1" officeooo:paragraph-rsid="000f06a1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fo:font-weight="bold" officeooo:rsid="00101fdb" officeooo:paragraph-rsid="0010b27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36c90" officeooo:paragraph-rsid="00136c90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fo:font-weight="normal" officeooo:rsid="00101fdb" officeooo:paragraph-rsid="0010b274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fo:font-weight="normal" officeooo:rsid="00101fdb" officeooo:paragraph-rsid="0010b274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1fd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 fo:font-style="italic" style:font-style-asian="italic" style:font-style-complex="italic"/>
    </style:style>
    <style:style style:name="T5" style:family="text">
      <style:text-properties officeooo:rsid="00136c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bhishek Singh</text:p>
      <text:p text:style-name="P1"/>
      <text:p text:style-name="P2">808, <text:s/>khwaspura</text:p>
      <text:p text:style-name="P2">Ayodhya, Uttar Pradesh</text:p>
      <text:p text:style-name="P2">+918837899574</text:p>
      <text:p text:style-name="P2"><text:a xlink:type="simple" xlink:href="mailto:abbyswag25@gmail.com" text:style-name="Internet_20_link" text:visited-style-name="Visited_20_Internet_20_Link">abbyswag25@gmail.com</text:a></text:p>
      <text:p text:style-name="P2"><text:a xlink:type="simple" xlink:href="https://github.com/abbyswag" text:style-name="Internet_20_link" text:visited-style-name="Visited_20_Internet_20_Link">https://github.com/abbyswag</text:a></text:p>
      <text:p text:style-name="P2"/>
      <text:p text:style-name="P6">About Me</text:p>
      <text:p text:style-name="P2"/>
      <text:p text:style-name="P2">I am a creative learner and currently pursuing Electrical Engineering at NIT Hamirpur. I want to grow myself both personally and professionally <text:span text:style-name="T2">by learning new skills, hardwork and team work.</text:span></text:p>
      <text:p text:style-name="P2"/>
      <text:p text:style-name="P7">Education</text:p>
      <text:p text:style-name="P7"/>
      <text:p text:style-name="P10">August 2019 To Present</text:p>
      <text:p text:style-name="P3"><text:span text:style-name="T1">NATIONAL INSTITUTE OF TECHNOLOGY HAMIRPUR </text:span>– <text:span text:style-name="T3">B-Tech in Electrical Engineering(3rd sem)</text:span></text:p>
      <text:p text:style-name="P3"/>
      <text:p text:style-name="P3">Aggregate CGPA – 8.52</text:p>
      <text:p text:style-name="P3"/>
      <text:p text:style-name="P10">April 2018 to May 2019</text:p>
      <text:p text:style-name="P3"><text:span text:style-name="T1">S.S.S.V INTER COLLEGE, AYODHYA</text:span> – <text:span text:style-name="T3">INTERMIDIATE <text:s/>(12</text:span><text:span text:style-name="T4">th</text:span><text:span text:style-name="T3"> <text:s/>CLass)</text:span></text:p>
      <text:p text:style-name="P3"/>
      <text:p text:style-name="P3">Aggregate Persentage – 80%</text:p>
      <text:p text:style-name="P3"/>
      <text:p text:style-name="P10">April 2016 to May 2017</text:p>
      <text:p text:style-name="P3"><text:span text:style-name="T1">S.S.S.V INTER COLLEGE, AYODHYA</text:span> – <text:span text:style-name="T3">HIGH SCHOOL (10</text:span><text:span text:style-name="T4">th</text:span><text:span text:style-name="T3"> <text:s/>Class)</text:span></text:p>
      <text:p text:style-name="P3"/>
      <text:p text:style-name="P3">Aggregate Persentage – 89%</text:p>
      <text:p text:style-name="P3"/>
      <text:p text:style-name="P7">Skills</text:p>
      <text:p text:style-name="P3"/>
      <text:p text:style-name="P3">C<text:tab/><text:tab/><text:tab/>Intermediate</text:p>
      <text:p text:style-name="P3"/>
      <text:p text:style-name="P3">Python<text:tab/><text:tab/>Intermediate</text:p>
      <text:p text:style-name="P3"/>
      <text:p text:style-name="P3">Javascript<text:tab/><text:tab/>Intermediate</text:p>
      <text:p text:style-name="P3"/>
      <text:p text:style-name="P3">Express/<text:span text:style-name="T5">Node.js</text:span><text:tab/>Intermediate</text:p>
      <text:p text:style-name="P3"/>
      <text:p text:style-name="P3">HTML+CSS<text:tab/><text:tab/>Intermediate</text:p>
      <text:p text:style-name="P3"/>
      <text:p text:style-name="P3">React<text:tab/><text:tab/><text:tab/>Beginner</text:p>
      <text:p text:style-name="P3"/>
      <text:p text:style-name="P3">DS algorihms<text:tab/>Beginner</text:p>
      <text:p text:style-name="P3"/>
      <text:p text:style-name="P8">Projects</text:p>
      <text:p text:style-name="P4"/>
      <text:list xml:id="list2256836252" text:style-name="L1">
        <text:list-item>
          <text:p text:style-name="P12">EasyEase</text:p>
          <text:p text:style-name="P14"><text:soft-page-break/>This is an e-commerce website, with recomendation api, where user can buy and sell 3D models and Animations.</text:p>
        </text:list-item>
      </text:list>
      <text:p text:style-name="P13"/>
      <text:list xml:id="list202249194442752" text:continue-numbering="true" text:style-name="L1">
        <text:list-item>
          <text:p text:style-name="P12">Something Truth</text:p>
          <text:p text:style-name="P14">This is a blog to share assigment to classmates and for publishing my articles.</text:p>
        </text:list-item>
      </text:list>
      <text:p text:style-name="P4"/>
      <text:p text:style-name="P8">Certifications</text:p>
      <text:list xml:id="list3599494568" text:style-name="L2">
        <text:list-header>
          <text:p text:style-name="P15"/>
        </text:list-header>
        <text:list-item>
          <text:p text:style-name="P15">Language proficiency certificate in python by HackerRank.</text:p>
        </text:list-item>
        <text:list-item>
          <text:p text:style-name="P15">5 star in python and 4 star in Problem Solving on HackerRank.</text:p>
        </text:list-item>
        <text:list-item>
          <text:p text:style-name="P15">Completed HTML, CSS and JAVASCRIPT for web development at Udemy.</text:p>
        </text:list-item>
        <text:list-item>
          <text:p text:style-name="P15">Completed PYTHON introductory course at MIT opencourceware.</text:p>
        </text:list-item>
      </text:list>
      <text:p text:style-name="P4"/>
      <text:p text:style-name="P9">Hobbies</text:p>
      <text:p text:style-name="P5"/>
      <text:p text:style-name="P5">Writing articles on c<text:span text:style-name="T5">ul</text:span>ture and language</text:p>
      <text:p text:style-name="P5"/>
      <text:p text:style-name="P5">drawing sketch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09:32:40.623267782</meta:creation-date>
    <dc:date>2020-12-20T20:22:46.590332329</dc:date>
    <meta:editing-duration>PT21M8S</meta:editing-duration>
    <meta:editing-cycles>5</meta:editing-cycles>
    <meta:generator>LibreOffice/6.4.5.2$Linux_X86_64 LibreOffice_project/40$Build-2</meta:generator>
    <meta:document-statistic meta:table-count="0" meta:image-count="0" meta:object-count="0" meta:page-count="2" meta:paragraph-count="40" meta:word-count="198" meta:character-count="1359" meta:non-whitespace-character-count="1192"/>
  </office:meta>
</office:document-meta>
</file>